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name-complex="Arial1" style:font-size-complex="14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P4" style:family="paragraph" style:parent-style-name="Standard">
      <style:text-properties style:font-name="Arial" style:font-name-complex="Arial1"/>
    </style:style>
    <style:style style:name="P5" style:family="paragraph" style:parent-style-name="Standard">
      <style:text-properties style:font-name="Arial" style:font-name-complex="Arial1" style:font-weight-complex="bold"/>
    </style:style>
    <style:style style:name="P6" style:family="paragraph" style:parent-style-name="Standard">
      <style:paragraph-properties fo:margin-top="0cm" fo:margin-bottom="0cm" loext:contextual-spacing="false" fo:line-height="100%"/>
    </style:style>
    <style:style style:name="P7" style:family="paragraph" style:parent-style-name="Standard" style:master-page-name="Standard">
      <style:paragraph-properties fo:text-align="center" style:justify-single-word="false" style:page-number="auto"/>
    </style:style>
    <style:style style:name="P8" style:family="paragraph" style:parent-style-name="List_20_Paragraph" style:list-style-name="WWNum1"/>
    <style:style style:name="P9" style:family="paragraph" style:parent-style-name="List_20_Paragraph">
      <style:paragraph-properties fo:margin-left="1.397cm" fo:margin-right="0cm" fo:text-indent="0cm" style:auto-text-indent="false"/>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2pt" fo:font-weight="bold" style:font-size-asian="12pt" style:font-weight-asian="bold" style:font-name-complex="Arial1" style:font-size-complex="12pt"/>
    </style:style>
    <style:style style:name="T3" style:family="text">
      <style:text-properties style:font-name="Arial" fo:font-size="12pt" fo:font-weight="bold" style:font-size-asian="12pt" style:font-weight-asian="bold" style:font-name-complex="Arial1" style:font-size-complex="12pt" style:font-weight-complex="bold"/>
    </style:style>
    <style:style style:name="T4" style:family="text">
      <style:text-properties style:font-name="Arial" fo:font-size="12pt" fo:font-weight="bold" style:font-size-asian="12pt" style:font-weight-asian="bold" style:font-name-complex="Arial1" style:font-size-complex="12pt" style:font-style-complex="italic"/>
    </style:style>
    <style:style style:name="T5" style:family="text">
      <style:text-properties style:font-name="Arial" fo:font-size="12pt" fo:font-weight="bold" style:font-size-asian="12pt" style:font-weight-asian="bold" style:font-name-complex="Arial1" style:font-size-complex="12pt" style:font-style-complex="italic" style:font-weight-complex="bold"/>
    </style:style>
    <style:style style:name="T6" style:family="text">
      <style:text-properties style:font-name="Arial" style:font-name-complex="Arial1"/>
    </style:style>
    <style:style style:name="T7" style:family="text">
      <style:text-properties style:font-name="Arial" fo:font-size="17.5pt" style:font-name-asian="Times New Roman" style:font-size-asian="17.5pt" style:language-asian="pt" style:country-asian="BR" style:font-name-complex="Arial1" style:font-size-complex="17.5pt"/>
    </style:style>
    <style:style style:name="T8" style:family="text">
      <style:text-properties style:font-name="Arial" fo:font-weight="bold" style:font-weight-asian="bold" style:font-name-complex="Arial1"/>
    </style:style>
    <style:style style:name="T9" style:family="text">
      <style:text-properties style:font-name="Arial" fo:font-size="10pt" style:font-name-asian="Times New Roman" style:font-size-asian="10pt" style:language-asian="pt" style:country-asian="BR" style:font-name-complex="Arial1" style:font-size-complex="10pt"/>
    </style:style>
    <style:style style:name="T10" style:family="text">
      <style:text-properties style:font-name="Arial" fo:font-style="italic" style:font-style-asian="italic" style:font-name-complex="Arial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Universidade Estadual Paulista - Unesp</text:span></text:p>
      <text:p text:style-name="P1"><text:span text:style-name="T1">Faculdade de Ciências e de Tecnologia</text:span></text:p>
      <text:p text:style-name="P1"><text:span text:style-name="T1">Campus Presidente Prudente</text:span></text:p>
      <text:p text:style-name="P1"><text:span text:style-name="T1">Departamento de Matemática, Estatística e Computação</text:span></text:p>
      <text:p text:style-name="P2"/>
      <text:p text:style-name="P1"><text:span text:style-name="T1">Documento de Requisitos do</text:span></text:p>
      <text:p text:style-name="P1"><text:span text:style-name="T1">Sistema web CVLattes</text:span></text:p>
      <text:p text:style-name="P3"/>
      <text:p text:style-name="P4"/>
      <text:p text:style-name="Standard"><text:span text:style-name="T2">Sumário</text:span></text:p>
      <text:list xml:id="list2158380312707190590" text:style-name="WWNum1">
        <text:list-item>
          <text:p text:style-name="P8"><text:span text:style-name="T3">Introdução</text:span></text:p>
          <text:list>
            <text:list-item>
              <text:p text:style-name="P8"><text:span text:style-name="T3">Propósito do Documento</text:span></text:p>
            </text:list-item>
            <text:list-item>
              <text:p text:style-name="P8"><text:span text:style-name="T3">Escopo do Produto</text:span></text:p>
            </text:list-item>
            <text:list-item>
              <text:p text:style-name="P8"><text:span text:style-name="T3">Referências</text:span></text:p>
            </text:list-item>
            <text:list-item>
              <text:p text:style-name="P8"><text:span text:style-name="T3">Definição e Abreviações</text:span></text:p>
            </text:list-item>
            <text:list-item>
              <text:p text:style-name="P8"><text:span text:style-name="T3">Visão Geral do Documento</text:span></text:p>
            </text:list-item>
          </text:list>
        </text:list-item>
        <text:list-item>
          <text:p text:style-name="P8"><text:span text:style-name="T3">Descrição Geral</text:span></text:p>
          <text:list>
            <text:list-item>
              <text:p text:style-name="P8"><text:span text:style-name="T3">Perspectiva do Produto</text:span></text:p>
            </text:list-item>
            <text:list-item>
              <text:p text:style-name="P8"><text:span text:style-name="T3">Funções do Produto</text:span></text:p>
            </text:list-item>
            <text:list-item>
              <text:p text:style-name="P8"><text:span text:style-name="T3">Restrições Gerais</text:span></text:p>
            </text:list-item>
          </text:list>
        </text:list-item>
        <text:list-item>
          <text:p text:style-name="P8"><text:span text:style-name="T3">Requisitos</text:span></text:p>
          <text:list>
            <text:list-item>
              <text:p text:style-name="P8"><text:span text:style-name="T3">Requisitos Funcionais</text:span></text:p>
            </text:list-item>
            <text:list-item>
              <text:p text:style-name="P8"><text:span text:style-name="T3">Requisitos não Funcionais</text:span></text:p>
            </text:list-item>
          </text:list>
        </text:list-item>
      </text:list>
      <text:p text:style-name="P9"><text:span text:style-name="T3">3.2.1 </text:span><text:span text:style-name="T4">Requisitos Organizacionais</text:span></text:p>
      <text:list xml:id="list210558120934632" text:continue-numbering="true" text:style-name="WWNum1">
        <text:list-item>
          <text:list>
            <text:list-item>
              <text:p text:style-name="P8"><text:span text:style-name="T3">Outros Requisitos</text:span></text:p>
            </text:list-item>
          </text:list>
        </text:list-item>
        <text:list-item>
          <text:p text:style-name="P8"><text:span text:style-name="T3">Atributos</text:span></text:p>
          <text:list>
            <text:list-item>
              <text:p text:style-name="P8"><text:span text:style-name="T3">Disponibilidade</text:span></text:p>
            </text:list-item>
            <text:list-item>
              <text:p text:style-name="P8"><text:span text:style-name="T3">Segurança</text:span></text:p>
            </text:list-item>
            <text:list-item>
              <text:p text:style-name="P8"><text:span text:style-name="T3">Manutenção</text:span></text:p>
            </text:list-item>
          </text:list>
        </text:list-item>
      </text:list>
      <text:p text:style-name="P5"/>
      <text:p text:style-name="P5"/>
      <text:p text:style-name="P5"/>
      <text:p text:style-name="P5"/>
      <text:p text:style-name="P5"/>
      <text:p text:style-name="P5"/>
      <text:p text:style-name="Standard"><text:soft-page-break/><text:span text:style-name="T2">1. Introdução</text:span></text:p>
      <text:p text:style-name="Standard"><text:span text:style-name="T6">O CNPq, Conselho Nacional de Desenvolvimento Científico e Tecnológico, é o criador e mantenedor da Plataforma Lattes no Brasil. Com base neste sistema de referência, eficiência e sucesso, criamos o CVLattes, nossa versão desta plataforma.</text:span></text:p>
      <text:p text:style-name="Standard"><text:span text:style-name="T6">Tal como o modelo referenciado, nosso sistema integra as bases de dados de currículos, grupos de pesquisa e instituições em um único sistema de informações para as áreas de Ciência e Tecnologia.</text:span></text:p>
      <text:p text:style-name="Standard"><text:span text:style-name="T3">1.1 Propósito do Documento</text:span></text:p>
      <text:p text:style-name="Standard"><text:span text:style-name="T6">A plataforma CVLattes visa facilitar ações de planejamento, gestão e operacionalização do fomento à pesquisa, tanto do CNPq, quanto de outras agências, tanto federais, estaduais, instituições de ensino e pesquisa. Destaca-se também a fácil visualização para avaliação curricular na plataforma.</text:span></text:p>
      <text:p text:style-name="Standard"><text:span text:style-name="T6">Este documento contém a especificação de requisitos para o sistema web CVLattes, que armazenará os documentos num banco de dados onde só usuários cadastrados poderão ter acesso às funcionalidades que o sistema oferece, descritos nas seções abaixo.</text:span></text:p>
      <text:p text:style-name="Standard"><text:span text:style-name="T3">1.2 Escopo do Produto</text:span></text:p>
      <text:p text:style-name="Standard"><text:span text:style-name="T6">O sistema concentra-se no cadastro de usuários e busca de currículos para stakeholders das áreas de Ciência e Tecnologia e tem como objetivo auxiliar no gerenciamento dos documentos do grupo, como: inserir, excluir, modificar, consultar e resgatar.</text:span></text:p>
      <text:p text:style-name="Standard"><text:span text:style-name="T6">Como abrangência, o formulário eletrônico permite ainda: geração de relatórios, saída para outras fontes, importação dos dados preenchidos em outros sistemas de currículos.</text:span></text:p>
      <text:p text:style-name="Standard"><text:span text:style-name="T6">O público-alvo destina-se a todos os profissionais, estudantes, pesquisadores e docentes das áreas de Ciência e Tecnologia do país.</text:span></text:p>
      <text:p text:style-name="Standard"><text:span text:style-name="T2">1.3 Referências</text:span></text:p>
      <text:p text:style-name="Standard"><text:span text:style-name="T6">Nossa referência é a própria Plataforma Lattes do CNPq,: <text:s/>lattes.cnpq.br/ e artigo “Personalizing Bibliographic Recommendation under Semantic Web Perspective”., de Giseli R. Lopes, Maria A. M. Souto, Leandro K. Wives, José P. M. Oliveira. Instituto de Informática da UFRGS, disponível em: http://people.few.eur.nl/frasincar/workshops/wism2007/Papers/wism2007-6.pdf.</text:span></text:p>
      <text:p text:style-name="Standard"><text:span text:style-name="T3">1.4 Definições e Abreviações</text:span></text:p>
      <text:p text:style-name="Standard"><text:span text:style-name="T6">As definições utilizadas neste documento serão abordadas posteriormente no glossário.</text:span></text:p>
      <text:p text:style-name="Standard"><text:span text:style-name="T6">Abreviações:</text:span></text:p>
      <text:p text:style-name="Standard"><text:span text:style-name="T6">• RF: requisito funcional;</text:span></text:p>
      <text:p text:style-name="Standard"><text:soft-page-break/><text:span text:style-name="T6">• RNF: requisito não funcional.</text:span></text:p>
      <text:p text:style-name="P4"/>
      <text:p text:style-name="Standard"><text:span text:style-name="T3">1.5 Visão Geral do documento</text:span></text:p>
      <text:p text:style-name="Standard"><text:span text:style-name="T6">Este documento apresenta uma descrição geral do sistema, e logo em seguida descreve suas funcionalidades especificando as entradas e saídas para todos os requisitos funcionais. Faz também uma descrição sucinta dos requisitos não funcionais contidos neste sistema.</text:span></text:p>
      <text:p text:style-name="Standard"><text:span text:style-name="T3">2. Descrição Geral</text:span></text:p>
      <text:p text:style-name="Standard"><text:span text:style-name="T6">O sistema do site CVLattes gerencia os documentos dentro do banco de dados, onde somente os usuários logados terão permissão para inserir, modificar, excluir, consultar, resgatar documentos, gerar relatórios, gerar saídas para outras fontes e importação dos dados preenchidos em outros sistemas de currículos.</text:span></text:p>
      <text:p text:style-name="Standard"><text:span text:style-name="T6">No caso do cadastro, caso o usuário esqueça sua senha, haverá um link onde o usuário poderá recuperar a senha, onde a mesma será enviada pelo e-mail cadastrado.</text:span></text:p>
      <text:p text:style-name="Standard"><text:span text:style-name="T3">2.1 Perspectiva do Produto</text:span></text:p>
      <text:p text:style-name="Standard"><text:span text:style-name="T6">O sistema opera com uma máquina servidor que gerencia o banco de dados e controla o acesso das máquinas clientes devidamente logados no sistema.</text:span></text:p>
      <text:p text:style-name="Standard"><text:span text:style-name="T3">2.2 Funções do Produto</text:span></text:p>
      <text:p text:style-name="Standard"><text:span text:style-name="T6">Gerenciamento de Documentos: inserir, modificar, excluir, consultar e resgatar os, documentos do banco de dados, gerar relatórios, saída para outras fontes e importar dados de outros sistemas. Notifica também o usuário quando algum currículo de interesse é atualizado.</text:span></text:p>
      <text:p text:style-name="Standard"><text:span text:style-name="T6">Gerenciamento de Usuários: cadastrar, alterar e excluir usuário do sistema.</text:span></text:p>
      <text:p text:style-name="Standard"><text:span text:style-name="T3">2.3 Restrições Gerais</text:span></text:p>
      <text:p text:style-name="Standard"><text:span text:style-name="T6">O sistema permitirá acesso a usuários não cadastrados, porém somente para consulta e visualização. A importação de documentos, geração de relatórios, notificações e saída de dados para outras fontes não serão permitidos aos usuários não cadastrados no sistema.</text:span></text:p>
      <text:p text:style-name="Standard"><text:span text:style-name="T3">3. Requisitos</text:span></text:p>
      <text:p text:style-name="Standard"><text:span text:style-name="T3">3.1. Requisitos Funcionais</text:span></text:p>
      <text:p text:style-name="Standard"><text:span text:style-name="T8">RF. 1:</text:span><text:span text:style-name="T6"> Cadastro de Usuário.</text:span></text:p>
      <text:p text:style-name="Standard"><text:span text:style-name="T6">Descrição: Os usuários do sistema poderão efetuar seu cadastro on-line pelo site.</text:span></text:p>
      <text:p text:style-name="Standard"><text:span text:style-name="T6">Entrada: CPF, E-mail e senha.</text:span></text:p>
      <text:p text:style-name="Standard"><text:soft-page-break/><text:span text:style-name="T6">Processo: O cadastro será incluído no banco de dados.</text:span></text:p>
      <text:p text:style-name="Standard"><text:span text:style-name="T6">Saída: Mensagem de confirmação bem sucedido do cadastro caso tenha sido efetuado com sucesso, senão, mensagem de erro.</text:span></text:p>
      <text:p text:style-name="Standard"><text:span text:style-name="T8">RF. 2:</text:span><text:span text:style-name="T6"> Cadastro de Instituição.</text:span></text:p>
      <text:p text:style-name="Standard"><text:span text:style-name="T6">Descrição: As instituições de ensino podem efetuar seu cadastro on-line pelo site.</text:span></text:p>
      <text:p text:style-name="Standard"><text:span text:style-name="T6">Entrada: CNPJ, E-mail e senha.</text:span></text:p>
      <text:p text:style-name="Standard"><text:span text:style-name="T6">Processo: O cadastro será incluído no banco de dados.</text:span></text:p>
      <text:p text:style-name="Standard"><text:span text:style-name="T6">Saída: Mensagem de confirmação bem sucedido do cadastro caso tenha sido efetuado com sucesso, senão, mensagem de erro.</text:span></text:p>
      <text:p text:style-name="Standard"><text:span text:style-name="T8">RF. 3: </text:span><text:span text:style-name="T6">Alteração de Cadastrado de Usuário</text:span></text:p>
      <text:p text:style-name="Standard"><text:span text:style-name="T6">Descrição: O usuário informa o campo que ele deseja modificar, e realiza a alteração.</text:span></text:p>
      <text:p text:style-name="Standard"><text:span text:style-name="T6">Entrada: Campo desejado e o novo dado.</text:span></text:p>
      <text:p text:style-name="Standard"><text:span text:style-name="T6">Processo: Atualização do banco de dados.</text:span></text:p>
      <text:p text:style-name="Standard"><text:span text:style-name="T6">Saída: Mensagem de confirmação bem sucedido da modificação do cadastro caso tenha sido efetuado com sucesso, senão, mensagem de erro.</text:span></text:p>
      <text:p text:style-name="Standard"><text:span text:style-name="T8">RF. 3.1</text:span><text:span text:style-name="T6"> Alerta de alteração de Cadastro de Usuário</text:span></text:p>
      <text:p text:style-name="Standard"><text:span text:style-name="T6">Descrição: Assim que o usuário muda algum dado, este dado é classificado de acordo com palavras-chaves de interesse e um alerta é emitido via e-mail para outro usuário, que pré-estabeleceu suas palavras-chaves de interesse.</text:span></text:p>
      <text:p text:style-name="Standard"><text:span text:style-name="T6">Entrada: Palavra-Chave;</text:span></text:p>
      <text:p text:style-name="Standard"><text:span text:style-name="T6">Processo: Atualização do banco de dados.</text:span></text:p>
      <text:p text:style-name="Standard"><text:span text:style-name="T6">Saída: Mensagem de alerta via e-mail para usuários que pré-estabeleceram a mesma palavra-chave.</text:span></text:p>
      <text:p text:style-name="Standard"><text:span text:style-name="T8">RF 4:</text:span><text:span text:style-name="T6"> Exclusão do Cadastro de Usuário</text:span></text:p>
      <text:p text:style-name="Standard"><text:span text:style-name="T6">Descrição: O moderador do site poderá excluir o cadastro dos usuários.</text:span></text:p>
      <text:p text:style-name="Standard"><text:span text:style-name="T6">Entrada: Nome de usuário e CPF</text:span></text:p>
      <text:p text:style-name="Standard"><text:span text:style-name="T6">Processo: O sistema verifica se o usuário é cadastrado, se for o usuário é excluído.</text:span></text:p>
      <text:p text:style-name="Standard"><text:span text:style-name="T6">Saída: Mensagem de confirmação bem sucedido da exclusão do cadastro caso tenha sido efetuado com sucesso, senão, mensagem de erro.</text:span></text:p>
      <text:p text:style-name="Standard"><text:span text:style-name="T8">RF. 5</text:span><text:span text:style-name="T6">: Inserção de Documentos</text:span></text:p>
      <text:p text:style-name="Standard"><text:span text:style-name="T6">Descrição: Os usuários cadastrados podem inserir documentos com suas descrições.</text:span></text:p>
      <text:p text:style-name="Standard"><text:soft-page-break/><text:span text:style-name="T6">Entrada: Informações Pessoais (Nome, Endereço Profissional, Endereço Pessoal); University Degrees (Nível de graduação, Ano de Graduação, Título da Monografia/Artigo, Palavra-Chave da Monografia/Artigo, Área de Monografia/Artigo, Orientador da Monografia/Artigo); Proficiência de Idioma (Idioma, Habilidade (reading, writing, speaking, comprehension), Nível de Habilidade (Bom, Razoável, Baixo); Produção Bibliográfica (Título do Artigo, Palavras-Chave do Artigo, Idioma do artigo, Ano do artigo).</text:span></text:p>
      <text:p text:style-name="P6"><text:span text:style-name="T9"><text:s/></text:span></text:p>
      <text:p text:style-name="Standard"><text:span text:style-name="T6">Processo: O sistema insere todos esses dados no banco de dados.</text:span></text:p>
      <text:p text:style-name="Standard"><text:span text:style-name="T8">RF.6:</text:span><text:span text:style-name="T6"> Alteração de Documento</text:span></text:p>
      <text:p text:style-name="Standard"><text:span text:style-name="T6">Descrição: O usuário pode fazer alguma alteração na descrição do documento.</text:span></text:p>
      <text:p text:style-name="Standard"><text:span text:style-name="T6">Entrada: Campo desejado e o novo dado.</text:span></text:p>
      <text:p text:style-name="Standard"><text:span text:style-name="T6">Processo: Atualização da descrição do documento no banco de dados.</text:span></text:p>
      <text:p text:style-name="Standard"><text:span text:style-name="T6">Saída: Mensagem de confirmação bem sucedido da modificação caso tenha sido efetuado com sucesso, senão, mensagem de erro.</text:span></text:p>
      <text:p text:style-name="Standard"><text:span text:style-name="T8">RF. 7:</text:span><text:span text:style-name="T6"> Exclusão de Documento</text:span></text:p>
      <text:p text:style-name="Standard"><text:span text:style-name="T6">Descrição: O moderador pode efetuar a exclusão de documentos.</text:span></text:p>
      <text:p text:style-name="Standard"><text:span text:style-name="T6">Entrada: Título</text:span></text:p>
      <text:p text:style-name="Standard"><text:span text:style-name="T6">Processo: O sistema busca o título no banco de dados, caso ele encontre ele exclui o documento.</text:span></text:p>
      <text:p text:style-name="Standard"><text:span text:style-name="T6">Saída: Mensagem de confirmação bem sucedido da exclusão do documento caso tenha sido efetuado com sucesso, senão, mensagem de erro.</text:span></text:p>
      <text:p text:style-name="Standard"><text:span text:style-name="T8">RF. 8:</text:span><text:span text:style-name="T6"> Consulta e Resgate de Documentos</text:span></text:p>
      <text:p text:style-name="Standard"><text:span text:style-name="T6">Descrição: O usuário pode buscar um determinado documento de sua escolha através de qualquer campo.</text:span></text:p>
      <text:p text:style-name="Standard"><text:span text:style-name="T6">Entrada: Campo (autor, título, palavra-chave ou local de aplicação) ao qual o usuário deseja fazer a busca e o parâmetro de busca.</text:span></text:p>
      <text:p text:style-name="Standard"><text:span text:style-name="T6">Processo: O sistema busca os documentos referentes ao parâmetro de busca e retorna ao usuário.</text:span></text:p>
      <text:p text:style-name="Standard"><text:span text:style-name="T6">Saída: Os documentos referentes à busca e o link para se efetuar o download, senão mensagem de que não foi encontrado nenhum documento.</text:span></text:p>
      <text:p text:style-name="Standard"><text:span text:style-name="T8">RF.9: </text:span><text:span text:style-name="T6">Importação de dados provenientes de outras plataformas</text:span></text:p>
      <text:p text:style-name="Standard"><text:span text:style-name="T6">Descrição: Importar dados de outras plataformas as quais o usuário tenha cadastro</text:span></text:p>
      <text:p text:style-name="Standard"><text:soft-page-break/><text:span text:style-name="T6">Entrada: De uma seleção de plataformas já cadastradas ao sistema, o usuário informa a plataforma escolhida e seus dados de login. O sistema faz a conexão do seu banco com o do outro sistema e importa os dados.</text:span></text:p>
      <text:p text:style-name="Standard"><text:span text:style-name="T6">Saída: Dados provenientes de campos iguais do cadastro são importados.</text:span></text:p>
      <text:p text:style-name="Standard"><text:span text:style-name="T8">RF. 10:</text:span><text:span text:style-name="T6"> Geração de Relatórios</text:span></text:p>
      <text:p text:style-name="Standard"><text:span text:style-name="T6">Descrição: O sistema gera relatórios (resumo do currículo em pdf) para seus usuários, conforme solicitado.</text:span></text:p>
      <text:p text:style-name="Standard"><text:span text:style-name="T6">Entrada: Solicitação via cadastro</text:span></text:p>
      <text:p text:style-name="Standard"><text:span text:style-name="T6">Saída: Relatório em formato de documento </text:span><text:span text:style-name="T10">pdf</text:span></text:p>
      <text:p text:style-name="Standard"><text:span text:style-name="T8">RF. 11: </text:span><text:span text:style-name="T6">Saída para outras fontes</text:span></text:p>
      <text:p text:style-name="Standard"><text:span text:style-name="T6">Descrição: Da mesma forma, que importamos dados de outros sistemas, temos a abertura de enviar dados a estes outros sistemas.</text:span></text:p>
      <text:p text:style-name="Standard"><text:span text:style-name="T6">Entrada: Solicitação externa de sistemas pré-cadastrados</text:span></text:p>
      <text:p text:style-name="Standard"><text:span text:style-name="T6">Saída: Dados de campos iguais em formato txt.</text:span></text:p>
      <text:p text:style-name="P4"><text:bookmark text:name="_GoBack"/></text:p>
      <text:p text:style-name="Standard"><text:span text:style-name="T5">3.2 Requisitos Não Funcionais</text:span></text:p>
      <text:p text:style-name="Standard"><text:span text:style-name="T4">3.2.1 Requisitos Organizacionais</text:span></text:p>
      <text:p text:style-name="Standard"><text:span text:style-name="T6">RNF. 1: Software.</text:span></text:p>
      <text:p text:style-name="Standard"><text:span text:style-name="T6">O SGBD utilizado será o PostgreSQL 8.2.4. Este SGBD apesar de ser gratuito é muito confiável.</text:span></text:p>
      <text:p text:style-name="Standard"><text:span text:style-name="T6">RFN. 2: Linguagem de Programação</text:span></text:p>
      <text:p text:style-name="Standard"><text:span text:style-name="T6">O Sistema será feito em Ruby, com HTML 5.</text:span></text:p>
      <text:p text:style-name="Standard"><text:span text:style-name="T6">RFN. 3: Hardware</text:span></text:p>
      <text:p text:style-name="Standard"><text:span text:style-name="T6">A máquina servidora do banco de dados deverá ter no mínimo 2 discos rígidos operando com espelhamento, com volume de armazenamento de 1 TB cada um para manter grande quantidade de dados.</text:span></text:p>
      <text:p text:style-name="Standard"><text:span text:style-name="T5">3.3 Outros Requisitos</text:span></text:p>
      <text:p text:style-name="Standard"><text:span text:style-name="T6">O sistema deverá funcionar nos navegadores mais populares, tais como: Chrome, IExplorer, Firefox e Safari.</text:span></text:p>
      <text:p text:style-name="Standard"><text:span text:style-name="T5">4. Atributos</text:span></text:p>
      <text:p text:style-name="Standard"><text:span text:style-name="T4">4.1 Disponibilidade</text:span></text:p>
      <text:p text:style-name="Standard"><text:span text:style-name="T6">O sistema deve estar sempre disponível, caso ocorra alguma interrupção ele deve ser</text:span></text:p>
      <text:p text:style-name="Standard"><text:soft-page-break/><text:span text:style-name="T6">restaurado em um tempo máximo de um minuto.</text:span></text:p>
      <text:p text:style-name="Standard"><text:span text:style-name="T4">4.2 Segurança</text:span></text:p>
      <text:p text:style-name="Standard"><text:span text:style-name="T6">Como o sistema será via WEB, ele deverá ser o mais seguro possível para que pessoas não autorizadas acessem os documentos inseridos do sistema.</text:span></text:p>
      <text:p text:style-name="Standard"><text:span text:style-name="T6">A geração de documentos e relatórios também será feita em formato pdf.</text:span></text:p>
      <text:p text:style-name="Standard"><text:span text:style-name="T4">4.3 Manutenção</text:span></text:p>
      <text:p text:style-name="Standard"><text:span text:style-name="T6">A manutenção será feita por responsáveis nessa áre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ext_20_Body" style:display-name="Text Body" style:family="paragraph" style:parent-style-name="Standard" style:default-outline-level="">
      <style:paragraph-properties fo:margin-top="0cm" fo:margin-bottom="0.247cm" loext:contextual-spacing="false" fo:line-height="12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font-name-asian="F" style:font-family-generic-asian="system" style:font-pitch-asian="variable" style:font-size-asian="26pt" style:font-name-complex="F" style:font-family-generic-complex="system" style:font-pitch-complex="variable" style:font-size-complex="26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1_20_Char" style:display-name="Título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Char" style:display-name="Título Char" style:family="text" style:parent-style-name="Default_20_Paragraph_20_Font">
      <style:text-properties fo:color="#17365d" style:font-name="Cambria" fo:font-family="Cambria" style:font-family-generic="roman" style:font-pitch="variable" fo:font-size="26pt" fo:letter-spacing="0.009cm" style:font-name-asian="F" style:font-family-generic-asian="system" style:font-pitch-asian="variable" style:font-size-asian="26pt" style:font-name-complex="F" style:font-family-generic-complex="system" style:font-pitch-complex="variable" style:font-size-complex="2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21:56:00</meta:creation-date>
    <meta:initial-creator>Cristiane</meta:initial-creator>
    <dc:language>pt-BR</dc:language>
    <dc:date>2016-08-24T21:05:57.951041385</dc:date>
    <meta:editing-cycles>49</meta:editing-cycles>
    <meta:editing-duration>PT3H48M30S</meta:editing-duration>
    <meta:generator>LibreOffice/5.1.4.2$Linux_X86_64 LibreOffice_project/10m0$Build-2</meta:generator>
    <meta:document-statistic meta:table-count="0" meta:image-count="0" meta:object-count="0" meta:page-count="7" meta:paragraph-count="133" meta:word-count="1478" meta:character-count="9852" meta:non-whitespace-character-count="8522"/>
    <meta:user-defined meta:name="AppVersion">15.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